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rsid="0010bf23" officeooo:paragraph-rsid="0010bf23"/>
    </style:style>
    <style:style style:name="P3" style:family="paragraph" style:parent-style-name="Text_20_body">
      <style:text-properties officeooo:rsid="00186e42" officeooo:paragraph-rsid="00186e42"/>
    </style:style>
    <style:style style:name="P4" style:family="paragraph" style:parent-style-name="Text_20_body">
      <style:text-properties officeooo:rsid="0018edf1" officeooo:paragraph-rsid="0018edf1"/>
    </style:style>
    <style:style style:name="P5" style:family="paragraph" style:parent-style-name="Text_20_body">
      <style:text-properties officeooo:rsid="001ba238" officeooo:paragraph-rsid="001ba238"/>
    </style:style>
    <style:style style:name="P6" style:family="paragraph" style:parent-style-name="Text_20_body">
      <style:text-properties officeooo:rsid="001e4004" officeooo:paragraph-rsid="002a1a6f"/>
    </style:style>
    <style:style style:name="P7" style:family="paragraph" style:parent-style-name="Text_20_body">
      <style:text-properties officeooo:rsid="002c3364" officeooo:paragraph-rsid="002c3364"/>
    </style:style>
    <style:style style:name="P8" style:family="paragraph" style:parent-style-name="Text_20_body">
      <style:text-properties style:text-underline-style="none" officeooo:rsid="003ba3ed" officeooo:paragraph-rsid="004755e1"/>
    </style:style>
    <style:style style:name="P9" style:family="paragraph" style:parent-style-name="Text_20_body">
      <style:text-properties officeooo:rsid="00499bd3" officeooo:paragraph-rsid="00542f98"/>
    </style:style>
    <style:style style:name="P10" style:family="paragraph" style:parent-style-name="Text_20_body">
      <style:text-properties officeooo:rsid="0055bdd0" officeooo:paragraph-rsid="0055bdd0"/>
    </style:style>
    <style:style style:name="P11" style:family="paragraph" style:parent-style-name="Text_20_body">
      <style:text-properties officeooo:rsid="005f8938" officeooo:paragraph-rsid="005f8938"/>
    </style:style>
    <style:style style:name="P12" style:family="paragraph" style:parent-style-name="Text_20_body">
      <style:text-properties officeooo:rsid="00730409" officeooo:paragraph-rsid="00730409"/>
    </style:style>
    <style:style style:name="P13" style:family="paragraph" style:parent-style-name="Text_20_body">
      <style:text-properties officeooo:rsid="00818231" officeooo:paragraph-rsid="00818231"/>
    </style:style>
    <style:style style:name="P14" style:family="paragraph" style:parent-style-name="Text_20_body">
      <style:text-properties officeooo:rsid="008a8d39" officeooo:paragraph-rsid="008a8d39"/>
    </style:style>
    <style:style style:name="P15" style:family="paragraph" style:parent-style-name="Text_20_body">
      <style:text-properties officeooo:rsid="009963da" officeooo:paragraph-rsid="009963da"/>
    </style:style>
    <style:style style:name="P16" style:family="paragraph" style:parent-style-name="Text_20_body">
      <style:text-properties officeooo:rsid="00a14277" officeooo:paragraph-rsid="00a14277"/>
    </style:style>
    <style:style style:name="P17" style:family="paragraph" style:parent-style-name="Text_20_body">
      <style:text-properties officeooo:rsid="00ac7642" officeooo:paragraph-rsid="00ac7642"/>
    </style:style>
    <style:style style:name="P18" style:family="paragraph" style:parent-style-name="Text_20_body">
      <style:text-properties officeooo:rsid="00b3b20f" officeooo:paragraph-rsid="00b3b20f"/>
    </style:style>
    <style:style style:name="P19" style:family="paragraph" style:parent-style-name="Text_20_body">
      <style:text-properties officeooo:rsid="00c4d375" officeooo:paragraph-rsid="00c4d375"/>
    </style:style>
    <style:style style:name="P20" style:family="paragraph" style:parent-style-name="Text_20_body">
      <style:text-properties officeooo:rsid="00cfb54f" officeooo:paragraph-rsid="00da1f63"/>
    </style:style>
    <style:style style:name="P21" style:family="paragraph" style:parent-style-name="Text_20_body">
      <style:text-properties officeooo:rsid="00e06cc0" officeooo:paragraph-rsid="00e06cc0"/>
    </style:style>
    <style:style style:name="P22" style:family="paragraph" style:parent-style-name="Text_20_body">
      <style:text-properties officeooo:rsid="00e5b422" officeooo:paragraph-rsid="00e5b422"/>
    </style:style>
    <style:style style:name="P23" style:family="paragraph" style:parent-style-name="Text_20_body">
      <style:text-properties officeooo:rsid="00e9228f" officeooo:paragraph-rsid="00e9228f"/>
    </style:style>
    <style:style style:name="P24" style:family="paragraph" style:parent-style-name="Text_20_body">
      <style:text-properties officeooo:rsid="00ed108a" officeooo:paragraph-rsid="00ed108a"/>
    </style:style>
    <style:style style:name="P25" style:family="paragraph" style:parent-style-name="Text_20_body">
      <style:text-properties officeooo:rsid="010030da" officeooo:paragraph-rsid="010030da"/>
    </style:style>
    <style:style style:name="P26" style:family="paragraph" style:parent-style-name="Text_20_body">
      <style:text-properties officeooo:rsid="0106dee5" officeooo:paragraph-rsid="0106dee5"/>
    </style:style>
    <style:style style:name="P27" style:family="paragraph" style:parent-style-name="Text_20_body">
      <style:text-properties officeooo:paragraph-rsid="0179a4ec"/>
    </style:style>
    <style:style style:name="P28" style:family="paragraph" style:parent-style-name="Text_20_body">
      <style:text-properties officeooo:rsid="017b7cca" officeooo:paragraph-rsid="017b7cca"/>
    </style:style>
    <style:style style:name="P29" style:family="paragraph" style:parent-style-name="Text_20_body">
      <style:text-properties officeooo:rsid="0181dce0" officeooo:paragraph-rsid="0181dce0"/>
    </style:style>
    <style:style style:name="P30" style:family="paragraph" style:parent-style-name="Subtitle">
      <style:text-properties officeooo:paragraph-rsid="018d1090"/>
    </style:style>
    <style:style style:name="P31" style:family="paragraph" style:parent-style-name="Text_20_body">
      <style:text-properties officeooo:rsid="018453db" officeooo:paragraph-rsid="018453db"/>
    </style:style>
    <style:style style:name="P32" style:family="paragraph" style:parent-style-name="Text_20_body">
      <style:text-properties officeooo:rsid="018f272a" officeooo:paragraph-rsid="018f272a"/>
    </style:style>
    <style:style style:name="P33" style:family="paragraph" style:parent-style-name="Text_20_body">
      <style:text-properties officeooo:rsid="019d71ca" officeooo:paragraph-rsid="019d71ca"/>
    </style:style>
    <style:style style:name="T1" style:family="text">
      <style:text-properties officeooo:rsid="00129246"/>
    </style:style>
    <style:style style:name="T2" style:family="text">
      <style:text-properties officeooo:rsid="00195223"/>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text-underline-style="solid" style:text-underline-width="auto" style:text-underline-color="font-color" fo:font-weight="bold" officeooo:rsid="0018a76c" style:font-style-asian="normal" style:font-weight-asian="bold" style:font-style-complex="normal" style:font-weight-complex="bold"/>
    </style:style>
    <style:style style:name="T5" style:family="text">
      <style:text-properties officeooo:rsid="001e0152"/>
    </style:style>
    <style:style style:name="T6" style:family="text">
      <style:text-properties officeooo:rsid="001ecc8a"/>
    </style:style>
    <style:style style:name="T7" style:family="text">
      <style:text-properties officeooo:rsid="001f956e"/>
    </style:style>
    <style:style style:name="T8" style:family="text">
      <style:text-properties officeooo:rsid="00204da8"/>
    </style:style>
    <style:style style:name="T9" style:family="text">
      <style:text-properties officeooo:rsid="002086c2"/>
    </style:style>
    <style:style style:name="T10" style:family="text">
      <style:text-properties officeooo:rsid="002597d0"/>
    </style:style>
    <style:style style:name="T11" style:family="text">
      <style:text-properties officeooo:rsid="00261ecd"/>
    </style:style>
    <style:style style:name="T12" style:family="text">
      <style:text-properties officeooo:rsid="00285e42"/>
    </style:style>
    <style:style style:name="T13" style:family="text">
      <style:text-properties officeooo:rsid="002b8ed0"/>
    </style:style>
    <style:style style:name="T14" style:family="text">
      <style:text-properties officeooo:rsid="002df312"/>
    </style:style>
    <style:style style:name="T15" style:family="text">
      <style:text-properties officeooo:rsid="002ea2b5"/>
    </style:style>
    <style:style style:name="T16" style:family="text">
      <style:text-properties officeooo:rsid="003136c4"/>
    </style:style>
    <style:style style:name="T17" style:family="text">
      <style:text-properties officeooo:rsid="003259d2"/>
    </style:style>
    <style:style style:name="T18" style:family="text">
      <style:text-properties officeooo:rsid="0033517d"/>
    </style:style>
    <style:style style:name="T19" style:family="text">
      <style:text-properties officeooo:rsid="0034be2e"/>
    </style:style>
    <style:style style:name="T20" style:family="text">
      <style:text-properties officeooo:rsid="00359d88"/>
    </style:style>
    <style:style style:name="T21" style:family="text">
      <style:text-properties officeooo:rsid="00381534"/>
    </style:style>
    <style:style style:name="T22" style:family="text">
      <style:text-properties officeooo:rsid="0039a9ea"/>
    </style:style>
    <style:style style:name="T23" style:family="text">
      <style:text-properties officeooo:rsid="003dccaf"/>
    </style:style>
    <style:style style:name="T24" style:family="text">
      <style:text-properties officeooo:rsid="003fa012"/>
    </style:style>
    <style:style style:name="T25" style:family="text">
      <style:text-properties officeooo:rsid="003fe8bc"/>
    </style:style>
    <style:style style:name="T26" style:family="text">
      <style:text-properties officeooo:rsid="00401625"/>
    </style:style>
    <style:style style:name="T27" style:family="text">
      <style:text-properties officeooo:rsid="00424ae7"/>
    </style:style>
    <style:style style:name="T28" style:family="text">
      <style:text-properties officeooo:rsid="0043d822"/>
    </style:style>
    <style:style style:name="T29" style:family="text">
      <style:text-properties officeooo:rsid="004407f9"/>
    </style:style>
    <style:style style:name="T30" style:family="text">
      <style:text-properties officeooo:rsid="0045efa2"/>
    </style:style>
    <style:style style:name="T31" style:family="text">
      <style:text-properties officeooo:rsid="004630ec"/>
    </style:style>
    <style:style style:name="T32" style:family="text">
      <style:text-properties officeooo:rsid="0047a209"/>
    </style:style>
    <style:style style:name="T33" style:family="text">
      <style:text-properties officeooo:rsid="004ea34c"/>
    </style:style>
    <style:style style:name="T34" style:family="text">
      <style:text-properties officeooo:rsid="004eb005"/>
    </style:style>
    <style:style style:name="T35" style:family="text">
      <style:text-properties officeooo:rsid="005042bb"/>
    </style:style>
    <style:style style:name="T36" style:family="text">
      <style:text-properties officeooo:rsid="005042df"/>
    </style:style>
    <style:style style:name="T37" style:family="text">
      <style:text-properties officeooo:rsid="00516148"/>
    </style:style>
    <style:style style:name="T38" style:family="text">
      <style:text-properties officeooo:rsid="00522a75"/>
    </style:style>
    <style:style style:name="T39" style:family="text">
      <style:text-properties officeooo:rsid="0053774b"/>
    </style:style>
    <style:style style:name="T40" style:family="text">
      <style:text-properties officeooo:rsid="00539554"/>
    </style:style>
    <style:style style:name="T41" style:family="text">
      <style:text-properties officeooo:rsid="00542f98"/>
    </style:style>
    <style:style style:name="T42" style:family="text">
      <style:text-properties officeooo:rsid="005500c0"/>
    </style:style>
    <style:style style:name="T43" style:family="text">
      <style:text-properties officeooo:rsid="00567415"/>
    </style:style>
    <style:style style:name="T44" style:family="text">
      <style:text-properties officeooo:rsid="00577109"/>
    </style:style>
    <style:style style:name="T45" style:family="text">
      <style:text-properties officeooo:rsid="005772ba"/>
    </style:style>
    <style:style style:name="T46" style:family="text">
      <style:text-properties officeooo:rsid="0057a487"/>
    </style:style>
    <style:style style:name="T47" style:family="text">
      <style:text-properties officeooo:rsid="00588d3e"/>
    </style:style>
    <style:style style:name="T48" style:family="text">
      <style:text-properties officeooo:rsid="0059e6ea"/>
    </style:style>
    <style:style style:name="T49" style:family="text">
      <style:text-properties officeooo:rsid="005c02dc"/>
    </style:style>
    <style:style style:name="T50" style:family="text">
      <style:text-properties officeooo:rsid="005f9381"/>
    </style:style>
    <style:style style:name="T51" style:family="text">
      <style:text-properties officeooo:rsid="005fc914"/>
    </style:style>
    <style:style style:name="T52" style:family="text">
      <style:text-properties officeooo:rsid="006219d8"/>
    </style:style>
    <style:style style:name="T53" style:family="text">
      <style:text-properties officeooo:rsid="006363f5"/>
    </style:style>
    <style:style style:name="T54" style:family="text">
      <style:text-properties officeooo:rsid="0064ad9b"/>
    </style:style>
    <style:style style:name="T55" style:family="text">
      <style:text-properties officeooo:rsid="00652608"/>
    </style:style>
    <style:style style:name="T56" style:family="text">
      <style:text-properties officeooo:rsid="00686088"/>
    </style:style>
    <style:style style:name="T57" style:family="text">
      <style:text-properties officeooo:rsid="006c5e11"/>
    </style:style>
    <style:style style:name="T58" style:family="text">
      <style:text-properties officeooo:rsid="006e009c"/>
    </style:style>
    <style:style style:name="T59" style:family="text">
      <style:text-properties style:text-underline-style="none"/>
    </style:style>
    <style:style style:name="T60" style:family="text">
      <style:text-properties style:text-underline-style="none" officeooo:rsid="006e009c"/>
    </style:style>
    <style:style style:name="T61" style:family="text">
      <style:text-properties style:text-underline-style="none" officeooo:rsid="00711d73"/>
    </style:style>
    <style:style style:name="T62" style:family="text">
      <style:text-properties style:text-underline-style="none" officeooo:rsid="0073711a"/>
    </style:style>
    <style:style style:name="T63" style:family="text">
      <style:text-properties style:text-underline-style="none" officeooo:rsid="00770455"/>
    </style:style>
    <style:style style:name="T64" style:family="text">
      <style:text-properties style:text-underline-style="none" officeooo:rsid="0078fb6d"/>
    </style:style>
    <style:style style:name="T65" style:family="text">
      <style:text-properties style:text-underline-style="none" officeooo:rsid="007a8264"/>
    </style:style>
    <style:style style:name="T66" style:family="text">
      <style:text-properties style:text-underline-style="none" officeooo:rsid="007abb87"/>
    </style:style>
    <style:style style:name="T67" style:family="text">
      <style:text-properties style:text-underline-style="none" officeooo:rsid="007db640"/>
    </style:style>
    <style:style style:name="T68" style:family="text">
      <style:text-properties style:text-underline-style="none" officeooo:rsid="007f3eda"/>
    </style:style>
    <style:style style:name="T69" style:family="text">
      <style:text-properties style:text-underline-style="none" officeooo:rsid="00a295b1"/>
    </style:style>
    <style:style style:name="T70" style:family="text">
      <style:text-properties style:text-underline-style="none" officeooo:rsid="00a2c5bb"/>
    </style:style>
    <style:style style:name="T71" style:family="text">
      <style:text-properties style:text-underline-style="none" officeooo:rsid="00a38195"/>
    </style:style>
    <style:style style:name="T72" style:family="text">
      <style:text-properties style:text-underline-style="none" officeooo:rsid="00a66d73"/>
    </style:style>
    <style:style style:name="T73" style:family="text">
      <style:text-properties style:text-underline-style="none" officeooo:rsid="00a67ebe"/>
    </style:style>
    <style:style style:name="T74" style:family="text">
      <style:text-properties officeooo:rsid="007fc8b0"/>
    </style:style>
    <style:style style:name="T75" style:family="text">
      <style:text-properties officeooo:rsid="00836bbc"/>
    </style:style>
    <style:style style:name="T76" style:family="text">
      <style:text-properties officeooo:rsid="00847e27"/>
    </style:style>
    <style:style style:name="T77" style:family="text">
      <style:text-properties officeooo:rsid="008573db"/>
    </style:style>
    <style:style style:name="T78" style:family="text">
      <style:text-properties officeooo:rsid="00876d5e"/>
    </style:style>
    <style:style style:name="T79" style:family="text">
      <style:text-properties officeooo:rsid="008c72f8"/>
    </style:style>
    <style:style style:name="T80" style:family="text">
      <style:text-properties officeooo:rsid="008ece3a"/>
    </style:style>
    <style:style style:name="T81" style:family="text">
      <style:text-properties officeooo:rsid="0091b888"/>
    </style:style>
    <style:style style:name="T82" style:family="text">
      <style:text-properties officeooo:rsid="009203eb"/>
    </style:style>
    <style:style style:name="T83" style:family="text">
      <style:text-properties officeooo:rsid="0093e948"/>
    </style:style>
    <style:style style:name="T84" style:family="text">
      <style:text-properties officeooo:rsid="0097f27c"/>
    </style:style>
    <style:style style:name="T85" style:family="text">
      <style:text-properties officeooo:rsid="009aaab4"/>
    </style:style>
    <style:style style:name="T86" style:family="text">
      <style:text-properties officeooo:rsid="009c3018"/>
    </style:style>
    <style:style style:name="T87" style:family="text">
      <style:text-properties officeooo:rsid="009da7d2"/>
    </style:style>
    <style:style style:name="T88" style:family="text">
      <style:text-properties officeooo:rsid="009f13d7"/>
    </style:style>
    <style:style style:name="T89" style:family="text">
      <style:text-properties officeooo:rsid="00a0ef82"/>
    </style:style>
    <style:style style:name="T90" style:family="text">
      <style:text-properties officeooo:rsid="00aa9f7c"/>
    </style:style>
    <style:style style:name="T91" style:family="text">
      <style:text-properties officeooo:rsid="00aaf425"/>
    </style:style>
    <style:style style:name="T92" style:family="text">
      <style:text-properties officeooo:rsid="00acdc02"/>
    </style:style>
    <style:style style:name="T93" style:family="text">
      <style:text-properties officeooo:rsid="00af6aeb"/>
    </style:style>
    <style:style style:name="T94" style:family="text">
      <style:text-properties officeooo:rsid="00b1ef14"/>
    </style:style>
    <style:style style:name="T95" style:family="text">
      <style:text-properties officeooo:rsid="00b2214e"/>
    </style:style>
    <style:style style:name="T96" style:family="text">
      <style:text-properties officeooo:rsid="00b244aa"/>
    </style:style>
    <style:style style:name="T97" style:family="text">
      <style:text-properties officeooo:rsid="00b4b24c"/>
    </style:style>
    <style:style style:name="T98" style:family="text">
      <style:text-properties officeooo:rsid="00b66708"/>
    </style:style>
    <style:style style:name="T99" style:family="text">
      <style:text-properties officeooo:rsid="00b6c6cd"/>
    </style:style>
    <style:style style:name="T100" style:family="text">
      <style:text-properties officeooo:rsid="00b7ef13"/>
    </style:style>
    <style:style style:name="T101" style:family="text">
      <style:text-properties officeooo:rsid="00b96c65"/>
    </style:style>
    <style:style style:name="T102" style:family="text">
      <style:text-properties officeooo:rsid="00babdac"/>
    </style:style>
    <style:style style:name="T103" style:family="text">
      <style:text-properties officeooo:rsid="00bbc99d"/>
    </style:style>
    <style:style style:name="T104" style:family="text">
      <style:text-properties officeooo:rsid="00bda59d"/>
    </style:style>
    <style:style style:name="T105" style:family="text">
      <style:text-properties officeooo:rsid="00bf832f"/>
    </style:style>
    <style:style style:name="T106" style:family="text">
      <style:text-properties officeooo:rsid="00c13069"/>
    </style:style>
    <style:style style:name="T107" style:family="text">
      <style:text-properties officeooo:rsid="00c2e071"/>
    </style:style>
    <style:style style:name="T108" style:family="text">
      <style:text-properties officeooo:rsid="00c759c7"/>
    </style:style>
    <style:style style:name="T109" style:family="text">
      <style:text-properties officeooo:rsid="00c869c1"/>
    </style:style>
    <style:style style:name="T110" style:family="text">
      <style:text-properties officeooo:rsid="00c95781"/>
    </style:style>
    <style:style style:name="T111" style:family="text">
      <style:text-properties officeooo:rsid="00c98621"/>
    </style:style>
    <style:style style:name="T112" style:family="text">
      <style:text-properties officeooo:rsid="00ca6c59"/>
    </style:style>
    <style:style style:name="T113" style:family="text">
      <style:text-properties officeooo:rsid="00cb9a66"/>
    </style:style>
    <style:style style:name="T114" style:family="text">
      <style:text-properties officeooo:rsid="00cbb568"/>
    </style:style>
    <style:style style:name="T115" style:family="text">
      <style:text-properties officeooo:rsid="00cd3f61"/>
    </style:style>
    <style:style style:name="T116" style:family="text">
      <style:text-properties officeooo:rsid="00cf0ed5"/>
    </style:style>
    <style:style style:name="T117" style:family="text">
      <style:text-properties officeooo:rsid="00d04738"/>
    </style:style>
    <style:style style:name="T118" style:family="text">
      <style:text-properties officeooo:rsid="00d0de82"/>
    </style:style>
    <style:style style:name="T119" style:family="text">
      <style:text-properties officeooo:rsid="00d251ff"/>
    </style:style>
    <style:style style:name="T120" style:family="text">
      <style:text-properties officeooo:rsid="00d77fd5"/>
    </style:style>
    <style:style style:name="T121" style:family="text">
      <style:text-properties officeooo:rsid="00d9027b"/>
    </style:style>
    <style:style style:name="T122" style:family="text">
      <style:text-properties officeooo:rsid="00da1f63"/>
    </style:style>
    <style:style style:name="T123" style:family="text">
      <style:text-properties officeooo:rsid="00dc16ca"/>
    </style:style>
    <style:style style:name="T124" style:family="text">
      <style:text-properties officeooo:rsid="00dccdda"/>
    </style:style>
    <style:style style:name="T125" style:family="text">
      <style:text-properties officeooo:rsid="00dd3dbe"/>
    </style:style>
    <style:style style:name="T126" style:family="text">
      <style:text-properties officeooo:rsid="00dd7b7e"/>
    </style:style>
    <style:style style:name="T127" style:family="text">
      <style:text-properties officeooo:rsid="00de2584"/>
    </style:style>
    <style:style style:name="T128" style:family="text">
      <style:text-properties officeooo:rsid="00dea5ea"/>
    </style:style>
    <style:style style:name="T129" style:family="text">
      <style:text-properties officeooo:rsid="00e43e12"/>
    </style:style>
    <style:style style:name="T130" style:family="text">
      <style:text-properties fo:color="#2a6099" loext:opacity="100%" style:font-name="Liberation Sans" fo:font-size="15pt" style:text-underline-style="solid" style:text-underline-width="auto" style:text-underline-color="#2a6099" style:font-name-asian="Microsoft YaHei" style:font-size-asian="18pt" style:font-name-complex="Lucida Sans1" style:font-size-complex="18pt"/>
    </style:style>
    <style:style style:name="T131" style:family="text">
      <style:text-properties fo:color="#2a6099" loext:opacity="100%" style:font-name="Liberation Sans" fo:font-size="15pt" style:text-underline-style="solid" style:text-underline-width="auto" style:text-underline-color="#2a6099" officeooo:rsid="00e43e12" style:font-name-asian="Microsoft YaHei" style:font-size-asian="18pt" style:font-name-complex="Lucida Sans1" style:font-size-complex="18pt"/>
    </style:style>
    <style:style style:name="T132" style:family="text">
      <style:text-properties fo:color="#2a6099" loext:opacity="100%" style:font-name="Liberation Sans" fo:font-size="15pt" style:text-underline-style="solid" style:text-underline-width="auto" style:text-underline-color="#2a6099" officeooo:rsid="00fb0c82" style:font-name-asian="Microsoft YaHei" style:font-size-asian="18pt" style:font-name-complex="Lucida Sans1" style:font-size-complex="18pt"/>
    </style:style>
    <style:style style:name="T133" style:family="text">
      <style:text-properties fo:color="#2a6099" loext:opacity="100%" style:font-name="Liberation Sans" fo:font-size="15pt" style:text-underline-style="solid" style:text-underline-width="auto" style:text-underline-color="#2a6099" officeooo:rsid="018d1090" style:font-name-asian="Microsoft YaHei" style:font-size-asian="18pt" style:font-name-complex="Lucida Sans1" style:font-size-complex="18pt"/>
    </style:style>
    <style:style style:name="T134" style:family="text">
      <style:text-properties fo:color="#2a6099" loext:opacity="100%" style:font-name="Liberation Sans" fo:font-size="15pt" style:text-underline-style="solid" style:text-underline-width="auto" style:text-underline-color="#2a6099" officeooo:rsid="019ae06a" style:font-name-asian="Microsoft YaHei" style:font-size-asian="18pt" style:font-name-complex="Lucida Sans1" style:font-size-complex="18pt"/>
    </style:style>
    <style:style style:name="T135" style:family="text">
      <style:text-properties style:font-name="Calibri"/>
    </style:style>
    <style:style style:name="T136" style:family="text">
      <style:text-properties style:font-name="Calibri" officeooo:rsid="00e6686b"/>
    </style:style>
    <style:style style:name="T137" style:family="text">
      <style:text-properties style:font-name="Calibri" officeooo:rsid="00e743c0"/>
    </style:style>
    <style:style style:name="T138" style:family="text">
      <style:text-properties style:font-name="Calibri" officeooo:rsid="00e881e7"/>
    </style:style>
    <style:style style:name="T139" style:family="text">
      <style:text-properties style:font-name="Calibri" officeooo:rsid="00eda2b1"/>
    </style:style>
    <style:style style:name="T140" style:family="text">
      <style:text-properties style:font-name="Calibri" officeooo:rsid="00f0f594"/>
    </style:style>
    <style:style style:name="T141" style:family="text">
      <style:text-properties style:font-name="Calibri" officeooo:rsid="00f2beff"/>
    </style:style>
    <style:style style:name="T142" style:family="text">
      <style:text-properties style:font-name="Calibri" officeooo:rsid="00f49e55"/>
    </style:style>
    <style:style style:name="T143" style:family="text">
      <style:text-properties style:font-name="Calibri" officeooo:rsid="00f636f1"/>
    </style:style>
    <style:style style:name="T144" style:family="text">
      <style:text-properties style:font-name="Calibri" officeooo:rsid="00f852aa"/>
    </style:style>
    <style:style style:name="T145" style:family="text">
      <style:text-properties style:font-name="Calibri" officeooo:rsid="00fa210b"/>
    </style:style>
    <style:style style:name="T146" style:family="text">
      <style:text-properties style:font-name="Calibri" officeooo:rsid="0101cf65"/>
    </style:style>
    <style:style style:name="T147" style:family="text">
      <style:text-properties style:font-name="Calibri" officeooo:rsid="0103fea6"/>
    </style:style>
    <style:style style:name="T148" style:family="text">
      <style:text-properties style:font-name="Calibri" officeooo:rsid="01066bfa"/>
    </style:style>
    <style:style style:name="T149" style:family="text">
      <style:text-properties style:font-name="Calibri" officeooo:rsid="01086655"/>
    </style:style>
    <style:style style:name="T150" style:family="text">
      <style:text-properties style:font-name="Calibri" officeooo:rsid="010880be"/>
    </style:style>
    <style:style style:name="T151" style:family="text">
      <style:text-properties style:font-name="Calibri" officeooo:rsid="0109daea"/>
    </style:style>
    <style:style style:name="T152" style:family="text">
      <style:text-properties style:font-name="Calibri" officeooo:rsid="010a035b"/>
    </style:style>
    <style:style style:name="T153" style:family="text">
      <style:text-properties style:font-name="Calibri" officeooo:rsid="010b35da"/>
    </style:style>
    <style:style style:name="T154" style:family="text">
      <style:text-properties style:font-name="Calibri" officeooo:rsid="010c7a22"/>
    </style:style>
    <style:style style:name="T155" style:family="text">
      <style:text-properties style:font-name="Calibri" officeooo:rsid="010d557f"/>
    </style:style>
    <style:style style:name="T156" style:family="text">
      <style:text-properties style:font-name="Calibri" officeooo:rsid="010dc4c2"/>
    </style:style>
    <style:style style:name="T157" style:family="text">
      <style:text-properties style:font-name="Calibri" officeooo:rsid="010e1b7d"/>
    </style:style>
    <style:style style:name="T158" style:family="text">
      <style:text-properties style:font-name="Calibri" officeooo:rsid="010e23da"/>
    </style:style>
    <style:style style:name="T159" style:family="text">
      <style:text-properties style:font-name="Calibri" officeooo:rsid="0110093f"/>
    </style:style>
    <style:style style:name="T160" style:family="text">
      <style:text-properties style:font-name="Calibri" officeooo:rsid="0110e1a7"/>
    </style:style>
    <style:style style:name="T161" style:family="text">
      <style:text-properties style:font-name="Calibri" officeooo:rsid="012c22fe"/>
    </style:style>
    <style:style style:name="T162" style:family="text">
      <style:text-properties style:font-name="Calibri" officeooo:rsid="012ebf92"/>
    </style:style>
    <style:style style:name="T163" style:family="text">
      <style:text-properties style:font-name="Calibri" officeooo:rsid="013088a3"/>
    </style:style>
    <style:style style:name="T164" style:family="text">
      <style:text-properties style:font-name="Calibri" officeooo:rsid="0133a51d"/>
    </style:style>
    <style:style style:name="T165" style:family="text">
      <style:text-properties style:font-name="Calibri" officeooo:rsid="0134fe7b"/>
    </style:style>
    <style:style style:name="T166" style:family="text">
      <style:text-properties style:font-name="Calibri" officeooo:rsid="01447b84"/>
    </style:style>
    <style:style style:name="T167" style:family="text">
      <style:text-properties style:font-name="Calibri" officeooo:rsid="0145bec4"/>
    </style:style>
    <style:style style:name="T168" style:family="text">
      <style:text-properties style:font-name="Calibri" officeooo:rsid="0146c4f2"/>
    </style:style>
    <style:style style:name="T169" style:family="text">
      <style:text-properties style:font-name="Calibri" officeooo:rsid="0147ff4d"/>
    </style:style>
    <style:style style:name="T170" style:family="text">
      <style:text-properties style:font-name="Calibri" officeooo:rsid="01494b4a"/>
    </style:style>
    <style:style style:name="T171" style:family="text">
      <style:text-properties style:font-name="Calibri" style:text-underline-style="none"/>
    </style:style>
    <style:style style:name="T172" style:family="text">
      <style:text-properties style:font-name="Calibri" style:text-underline-style="none" officeooo:rsid="01494b4a"/>
    </style:style>
    <style:style style:name="T173" style:family="text">
      <style:text-properties style:font-name="Calibri" style:text-underline-style="none" officeooo:rsid="01544309"/>
    </style:style>
    <style:style style:name="T174" style:family="text">
      <style:text-properties style:font-name="Calibri" style:text-underline-style="none" officeooo:rsid="01548a93"/>
    </style:style>
    <style:style style:name="T175" style:family="text">
      <style:text-properties style:font-name="Calibri" style:text-underline-style="none" officeooo:rsid="015c7d06"/>
    </style:style>
    <style:style style:name="T176" style:family="text">
      <style:text-properties style:font-name="Calibri" style:text-underline-style="none" officeooo:rsid="015de90e"/>
    </style:style>
    <style:style style:name="T177" style:family="text">
      <style:text-properties style:font-name="Calibri" style:text-underline-style="none" officeooo:rsid="015f6c0b"/>
    </style:style>
    <style:style style:name="T178" style:family="text">
      <style:text-properties style:font-name="Calibri" style:text-underline-style="none" officeooo:rsid="01606c11"/>
    </style:style>
    <style:style style:name="T179" style:family="text">
      <style:text-properties style:font-name="Calibri" style:text-underline-style="none" officeooo:rsid="01641662"/>
    </style:style>
    <style:style style:name="T180" style:family="text">
      <style:text-properties style:font-name="Calibri" style:text-underline-style="none" officeooo:rsid="0165e9d5"/>
    </style:style>
    <style:style style:name="T181" style:family="text">
      <style:text-properties style:font-name="Calibri" style:text-underline-style="none" officeooo:rsid="0167c2db"/>
    </style:style>
    <style:style style:name="T182" style:family="text">
      <style:text-properties style:font-name="Calibri" style:text-underline-style="none" officeooo:rsid="01704af7"/>
    </style:style>
    <style:style style:name="T183" style:family="text">
      <style:text-properties style:font-name="Calibri" style:text-underline-style="none" officeooo:rsid="017122a1"/>
    </style:style>
    <style:style style:name="T184" style:family="text">
      <style:text-properties style:font-name="Calibri" style:text-underline-style="none" officeooo:rsid="017245c7"/>
    </style:style>
    <style:style style:name="T185" style:family="text">
      <style:text-properties style:font-name="Calibri" style:text-underline-style="none" officeooo:rsid="01743460"/>
    </style:style>
    <style:style style:name="T186" style:family="text">
      <style:text-properties style:font-name="Calibri" style:text-underline-style="none" officeooo:rsid="0175408a"/>
    </style:style>
    <style:style style:name="T187" style:family="text">
      <style:text-properties style:font-name="Calibri" style:text-underline-style="none" officeooo:rsid="01770035"/>
    </style:style>
    <style:style style:name="T188" style:family="text">
      <style:text-properties style:font-name="Calibri" style:text-underline-style="none" officeooo:rsid="01774231"/>
    </style:style>
    <style:style style:name="T189" style:family="text">
      <style:text-properties style:font-name="Calibri" style:text-underline-style="none" officeooo:rsid="0177e8b3"/>
    </style:style>
    <style:style style:name="T190" style:family="text">
      <style:text-properties style:font-name="Calibri" style:text-underline-style="none" officeooo:rsid="0178204d"/>
    </style:style>
    <style:style style:name="T191" style:family="text">
      <style:text-properties style:font-name="Calibri" style:text-underline-style="none" officeooo:rsid="017b7cca"/>
    </style:style>
    <style:style style:name="T192" style:family="text">
      <style:text-properties style:font-name="Calibri" style:text-underline-style="none" officeooo:rsid="017ca719"/>
    </style:style>
    <style:style style:name="T193" style:family="text">
      <style:text-properties style:font-name="Calibri" style:text-underline-style="none" officeooo:rsid="017e1eda"/>
    </style:style>
    <style:style style:name="T194" style:family="text">
      <style:text-properties style:font-name="Calibri" style:text-underline-style="none" officeooo:rsid="01825887"/>
    </style:style>
    <style:style style:name="T195" style:family="text">
      <style:text-properties style:font-name="Calibri" style:text-underline-style="none" officeooo:rsid="01827f13"/>
    </style:style>
    <style:style style:name="T196" style:family="text">
      <style:text-properties style:font-name="Calibri" style:text-underline-style="none" officeooo:rsid="01829d04"/>
    </style:style>
    <style:style style:name="T197" style:family="text">
      <style:text-properties style:font-name="Calibri" style:text-underline-style="none" officeooo:rsid="0185ffc0"/>
    </style:style>
    <style:style style:name="T198" style:family="text">
      <style:text-properties style:font-name="Calibri" style:text-underline-style="none" officeooo:rsid="0187cc9a"/>
    </style:style>
    <style:style style:name="T199" style:family="text">
      <style:text-properties style:font-name="Calibri" style:text-underline-style="none" officeooo:rsid="01892aa2"/>
    </style:style>
    <style:style style:name="T200" style:family="text">
      <style:text-properties style:font-name="Calibri" style:text-underline-style="none" officeooo:rsid="019ebdfc"/>
    </style:style>
    <style:style style:name="T201" style:family="text">
      <style:text-properties style:font-name="Calibri" style:text-underline-style="none" officeooo:rsid="019fe19e"/>
    </style:style>
    <style:style style:name="T202" style:family="text">
      <style:text-properties style:font-name="Calibri" officeooo:rsid="0167e1fe"/>
    </style:style>
    <style:style style:name="T203" style:family="text">
      <style:text-properties style:font-name="Calibri" officeooo:rsid="01694ac1"/>
    </style:style>
    <style:style style:name="T204" style:family="text">
      <style:text-properties style:font-name="Calibri" officeooo:rsid="016a592f"/>
    </style:style>
    <style:style style:name="T205" style:family="text">
      <style:text-properties style:font-name="Calibri" officeooo:rsid="016b36d4"/>
    </style:style>
    <style:style style:name="T206" style:family="text">
      <style:text-properties style:font-name="Calibri" officeooo:rsid="016c10a5"/>
    </style:style>
    <style:style style:name="T207" style:family="text">
      <style:text-properties style:font-name="Calibri" officeooo:rsid="016dd5ab"/>
    </style:style>
    <style:style style:name="T208" style:family="text">
      <style:text-properties style:font-name="Calibri" officeooo:rsid="0192323a"/>
    </style:style>
    <style:style style:name="T209" style:family="text">
      <style:text-properties style:font-name="Calibri" officeooo:rsid="0193cec5"/>
    </style:style>
    <style:style style:name="T210" style:family="text">
      <style:text-properties style:font-name="Calibri" officeooo:rsid="0195ce05"/>
    </style:style>
    <style:style style:name="T211" style:family="text">
      <style:text-properties style:font-name="Calibri" officeooo:rsid="0198433a"/>
    </style:style>
    <style:style style:name="T212" style:family="text">
      <style:text-properties style:font-name="Calibri" officeooo:rsid="01987661"/>
    </style:style>
    <style:style style:name="T213" style:family="text">
      <style:text-properties style:font-name="Calibri" officeooo:rsid="0199194f"/>
    </style:style>
    <style:style style:name="T214" style:family="text">
      <style:text-properties style:font-name="Calibri" officeooo:rsid="019e1ec4"/>
    </style:style>
    <style:style style:name="T215" style:family="text">
      <style:text-properties style:font-name="Calibri" officeooo:rsid="019ebdfc"/>
    </style:style>
    <style:style style:name="T216" style:family="text">
      <style:text-properties officeooo:rsid="00e9f24c"/>
    </style:style>
    <style:style style:name="T217" style:family="text">
      <style:text-properties officeooo:rsid="014d08f4"/>
    </style:style>
    <style:style style:name="T218" style:family="text">
      <style:text-properties fo:font-size="10pt" officeooo:rsid="014d08f4" style:font-size-asian="10pt" style:font-size-complex="10pt"/>
    </style:style>
    <style:style style:name="T219" style:family="text">
      <style:text-properties fo:font-size="10pt" officeooo:rsid="015616d7" style:font-size-asian="10pt" style:font-size-complex="10pt"/>
    </style:style>
    <style:style style:name="T220" style:family="text">
      <style:text-properties fo:font-size="10pt" officeooo:rsid="0158f3a6" style:font-size-asian="10pt" style:font-size-complex="10pt"/>
    </style:style>
    <style:style style:name="T221" style:family="text">
      <style:text-properties fo:font-size="10pt" officeooo:rsid="015ab9fd" style:font-size-asian="10pt" style:font-size-complex="10pt"/>
    </style:style>
    <style:style style:name="T222" style:family="text">
      <style:text-properties officeooo:rsid="0157b122"/>
    </style:style>
    <style:style style:name="T223" style:family="text">
      <style:text-properties officeooo:rsid="0190cb35"/>
    </style:style>
    <style:style style:name="T224" style:family="text">
      <style:text-properties officeooo:rsid="019232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Structures</text:p>
      <text:p text:style-name="Subtitle">- <text:span text:style-name="T1">Big </text:span><text:span text:style-name="T11">O</text:span></text:p>
      <text:p text:style-name="P3">En los casos de que un algoritmo sea de tipo On significa que el consumo de recursos crecerá de manera lineal, es decir, el porcentaje en el que aumentemos el input de datos hará crecer en el mismo porcentaje el número de recursos utilizados por el algoritmo para procesar los mismos. <text:span text:style-name="T4">IMPORTANTE: Se trata de establecer cómo va a crecer, no cuánto es en casos específicos.</text:span></text:p>
      <text:p text:style-name="P4"><text:span text:style-name="T3">También se debe de tener en cuenta el peor caso posible para valorar la efectividad de un algoritmo</text:span>. Por ejemplo, si recorremos un string y queremos que esta iteración se detenga cuando <text:span text:style-name="T2">topemos con una letra específica (por ejemplo una ‘A’) debemos considerar que este algoritmo nos es LogN por ejemplo, si no On, ya que en el peor de los casos, la A puede aparecer al final del string, lo que hace que se convierta en un crecimiento de tipo lineal.</text:span></text:p>
      <text:p text:style-name="P5">También se debe tener en cuenta que los valores constantes en este caso no son importantes, son los valores variables que debemos tener en cuenta (en este caso el input que recibamos, es decir, N).</text:p>
      <text:p text:style-name="Subtitle">- <text:span text:style-name="T5">Arrays</text:span></text:p>
      <text:p text:style-name="P6">Un array es un espacio de memoria continuo <text:span text:style-name="T6">que tiene un cierto número de bytes. </text:span><text:span text:style-name="T7">Para el ordenador, esto forma parte todo del mismo número, </text:span><text:span text:style-name="T8">lo único que al acceder a una posición concreta para almacenar o borrar un valor </text:span><text:span text:style-name="T9">se dice qué parte ha de cambiar </text:span><text:span text:style-name="T10">y es entonces que el compilador lo interpreta como un valor concreto. </text:span></text:p>
      <text:p text:style-name="P6"><text:span text:style-name="T10">Obviamente, cuando alteramos el valor de un array, su notación en Big O siempre va a ser </text:span><text:span text:style-name="T11">O</text:span><text:span text:style-name="T10">1, o sea, constante, ya que no importa a qué posición accedamos, el input no va alterar el número de operaciones a realizar, simplemente </text:span><text:span text:style-name="T12">es una constante.</text:span></text:p>
      <text:p text:style-name="Subtitle">- <text:span text:style-name="T13">Búsqueda binaria</text:span></text:p>
      <text:p text:style-name="P7">Este método se puede aplicar cuando contamos con un <text:span text:style-name="T18">array</text:span> que se encuentra ordenado. <text:span text:style-name="T14">Se trata de buscar un valor por la mitad del array y ver si </text:span><text:soft-page-break/><text:span text:style-name="T14">se encuentra presente en la mitad inferior o en la mitad superior. Una vez averiguamos qué mitad es, hacemos la mitad de la anterior mitad y así constantemente hasta que llegamos a el valor que queremos </text:span><text:span text:style-name="T16">(eso o nos damos cuenta de que ese valor no existe), </text:span><text:span text:style-name="T19">que será una sola cifra</text:span><text:span text:style-name="T14">. Esto es, en definitiva, una búsqueda de tipo logN, o logarítmica, porque observamos </text:span><text:span text:style-name="T15">en cuántas partes iguales de base 2 podemos dividir un arrary de un número N de elementos </text:span><text:span text:style-name="T17">hasta que lleguemos a un solo número </text:span><text:span text:style-name="T20">(lo que viene a ser un logaritmo).</text:span></text:p>
      <text:p text:style-name="Subtitle">- <text:span text:style-name="T21">Bubble sort (algoritmo de </text:span><text:span text:style-name="T22">clasificación)</text:span></text:p>
      <text:p text:style-name="P8">Con Bubble Sort buscamos ordenar un array de manera <text:span text:style-name="T23">que todos los elementos estén colocados de mayor a menor </text:span><text:span text:style-name="T24">(esto lo apliqué ya en 42). </text:span><text:span text:style-name="T25">Una peculiaridad de este código es que en la primera iteración </text:span><text:span text:style-name="T26">ya se logra </text:span><text:span text:style-name="T27">colocar el valor más grande al final del array, </text:span><text:span text:style-name="T29">por lo que en las siguientes iteraciones solo hay que iterar hasta la posición anterior al máximo de la anterior iteración</text:span><text:span text:style-name="T27">. </text:span></text:p>
      <text:p text:style-name="P8"><text:span text:style-name="T28">El tiempo de ejecución de este algoritmo es de O(n2), </text:span><text:span text:style-name="T30">aunque hay que destacar que a pesar de que tanto el algoritmo de Prime como el mío so</text:span><text:span text:style-name="T31">n iguales dentro de la escala Big-O, en la práctica el suyo es más eficiente, ya que requiere de menos iteraciones para completarse.</text:span></text:p>
      <text:p text:style-name="Subtitle">- <text:span text:style-name="T32">Linked list</text:span></text:p>
      <text:p text:style-name="P9">Las listas enlazadas a menudo se suele decir que están basadas en nodos que conectan datos entre sí. <text:span text:style-name="T33">Estos nodos no solo presentan un valor en sí mismo, sino que incluyen también </text:span><text:span text:style-name="T34">la referencia al siguiente valor (como un puntero), </text:span><text:span text:style-name="T35">por lo que si queremos acceder a un elemento concreto se debe </text:span><text:span text:style-name="T36">seguir el rastro de </text:span><text:span text:style-name="T37">los valores anteriores. </text:span></text:p>
      <text:p text:style-name="P9"><text:span text:style-name="T38">Dentro de los tipos de listas enlazadas, están las simples, las cuales solo tienen </text:span><text:span text:style-name="T39">punteros hacia los valores que tienen delante, pero no los que dejaron atrás, lo que significa que </text:span><text:span text:style-name="T40">solo se puede avanzar y nunca retroceder. </text:span><text:span text:style-name="T41">En cambio, las listas dobles contienen la referencia al valor anterior, </text:span><text:span text:style-name="T42">por lo que se puede avanzar y retroceder en cualquier punto según se necesite.</text:span></text:p>
      <text:p text:style-name="P10">Una de las ventajas de las listas enlazadas respecto de los arrays es que en las primeras sí que se pueden modificar su tamaño y realizar inserciones <text:soft-page-break/>donde queramos dentro de <text:span text:style-name="T43">la lista. </text:span><text:span text:style-name="T44">Realizar inserciones dentro de una linked list tiene una complejidad de </text:span><text:span text:style-name="T58">O</text:span><text:span text:style-name="T45">(1), es decir, constante, </text:span><text:span text:style-name="T46">ya </text:span><text:span text:style-name="T47">que </text:span><text:span text:style-name="T48">no depende del input ni de los elementos totales de la lista, </text:span><text:span text:style-name="T49">es una operación que se ejecuta simplemente y ya está.</text:span></text:p>
      <text:p text:style-name="P11">A la hora de eliminar nodos e<text:span text:style-name="T50">n linked lists </text:span><text:span text:style-name="T51">dobles es más complicado, ya que </text:span><text:span text:style-name="T52">hay que realizar las operaciones de manera ordenada o de lo contrario esto podría significar desconectar nodos para siempre de la lista. </text:span><text:span text:style-name="T53">Primero se debe establecer que el elemento anterior al que se quiere borrar ha de apuntar a </text:span><text:span text:style-name="T54">al elemento siguiente del que se quiere borrar </text:span><text:span text:style-name="T55">y ya de ahí que el elemento siguiente al que se quiere borrar apunte al elemento previo del que se quiere borrar. Una vez hecho esto se puede borrar el elemento final. </text:span><text:span text:style-name="T56">Se debe seguir este orden porque si se comienza por alterar por el elemento siguiente al que se desea borrar, luego no se puede volver al anterior. </text:span><text:span text:style-name="T57">Estas operaciones son también </text:span><text:span text:style-name="T58">O(1)</text:span><text:span text:style-name="T60">, </text:span><text:span text:style-name="T61">ya que no son afectadas por el input y siempre realizan el mismo número de operaciones.</text:span></text:p>
      <text:p text:style-name="P12"><text:span text:style-name="T61">A </text:span><text:span text:style-name="T59">la hora de acceder a un elemento concreto de la lista enlazada </text:span><text:span text:style-name="T62">el tiempo que se tardará dependerá de la posición a la que queramos acceder. </text:span><text:span text:style-name="T63">Si queremos acceder al primer o último elemento (head or tail) el tiempo será O(1) </text:span><text:span text:style-name="T64">o constante, </text:span><text:span text:style-name="T65">pero si queremos acceder a cualquier otro punto </text:span><text:span text:style-name="T66">el tiempo será lineal O(n). </text:span><text:span text:style-name="T67">Esto se aplica a todas las operaciones que queramos realizar, </text:span><text:span text:style-name="T68">si es al principio o al final será constante, de lo contrario será lineal y cuanto más cerca del centro esté más tardará.</text:span></text:p>
      <text:p text:style-name="Subtitle">- <text:span text:style-name="T74">Queue</text:span></text:p>
      <text:p text:style-name="P13">Los Queues (o colas) son implementaciones concretas de listas enlazadas <text:span text:style-name="T84">simples</text:span>. <text:span text:style-name="T75">Cada vez que se quiere realizar una inserción dentro de esta estructura de datos se tiene que hacer al final de la misma, ya que </text:span><text:span text:style-name="T76">el principio que rige esta estructura de datos se basa en el principio FIFO (first in, first out), por lo que nuevos elementos deberán ir siempre al final. </text:span><text:span text:style-name="T77">Cada vez que se realice </text:span><text:span text:style-name="T78">una inserción, en el último elemento se debe incluir en su puntero al siguiente el nuevo elemento y después cambiar el contenedor como la última referencia.</text:span></text:p>
      <text:p text:style-name="P14"><text:soft-page-break/>Si tratamos de <text:span text:style-name="T79">retornar valores, se empezará siempre por el primer elemento (la cabeza) </text:span><text:span text:style-name="T80">y el siguiente elemento pasará a ser la nueva cabeza. </text:span><text:span text:style-name="T81">Se trata realmente de la misma operación </text:span><text:span text:style-name="T82">que el insertar valores, pero con otra posición distinta </text:span><text:span text:style-name="T83">a la cola.</text:span><text:span text:style-name="T82"> </text:span></text:p>
      <text:p text:style-name="P15">Estas operaciones de insertar nuevos valores o retornar alguno concreto son de tipo O(1), <text:span text:style-name="T85">o constantes. </text:span><text:span text:style-name="T86">Al limitar </text:span><text:span text:style-name="T87">lo que se puede hacer con esta estructura ganamos eficiencia al necesitar menos tiempo, </text:span><text:span text:style-name="T88">siempre y cuando la tarea a desempeñar necesite de este tipo de estructuras. </text:span></text:p>
      <text:p text:style-name="Subtitle">- <text:span text:style-name="T89">Stack</text:span></text:p>
      <text:p text:style-name="P16"><text:span text:style-name="T59">Un </text:span><text:span text:style-name="T69">stack o pila </text:span><text:span text:style-name="T70">es una lista enlazada en la cual el último elemento en entrar es el primero en salir y por tanto cada vez que se añada un nuevo </text:span><text:span text:style-name="T71">nodo este se debe insertar al final. </text:span><text:span text:style-name="T72">Es al fin y al cabo lo mismo que una cola, solo que funciona al revés, yendo por el final antes que por el principio. </text:span><text:span text:style-name="T73">En estos casos las operaciones también son de tiempo constante, ya que se trata simplemente de actualizar punteros. </text:span></text:p>
      <text:p text:style-name="Subtitle">- <text:span text:style-name="T90">Arrays vs </text:span><text:span text:style-name="T91">Linked lists</text:span></text:p>
      <text:p text:style-name="P17">Las ventajas de los arrays frente a las listas enlazadas son que <text:span text:style-name="T92">a la hora de acceder a elementos concretos, el tiempo que tardan es siempre constante, solo se necesita insertar el índice </text:span><text:span text:style-name="T93">de la posición en la que se encuentra el valor. <text:s/></text:span><text:span text:style-name="T94">Los inconvenientes son que se debe de alojar una cantidad de memoria específica para crear el array, </text:span><text:span text:style-name="T95">por </text:span><text:span text:style-name="T96">lo que se ha de saber con seguridad de antemano cuantos datos se quieren guardar, ya que si se reserva de más esa memoria extra estará ocupando espacio independientemente de si se usa o no.</text:span></text:p>
      <text:p text:style-name="P18">En el caso de las linked lists <text:span text:style-name="T97">se da el caso contrario, </text:span><text:span text:style-name="T98">permite una gran flexibilidad a la hora de añadir elementos </text:span><text:span text:style-name="T99">nuevos </text:span><text:span text:style-name="T100">y se usa solo la memoria que se </text:span><text:span text:style-name="T101">necesita, pero tiene el coste de que </text:span><text:span text:style-name="T102">a la hora de </text:span><text:span text:style-name="T103">buscar elementos, </text:span><text:span text:style-name="T104">hay una gran complejidad, ya que no se puede acceder a índices específicos, hay que </text:span><text:span text:style-name="T105">iterar </text:span><text:span text:style-name="T106">cada elemento uno por uno.</text:span></text:p>
      <text:p text:style-name="Subtitle">- <text:span text:style-name="T107">ArrayLists</text:span></text:p>
      <text:p text:style-name="P19">Los ArrayLists no son otra cosa que arrays que crecen de manera dinámica cuando estos necesitan más espacio para almacenar más datos. <text:span text:style-name="T108">Esto </text:span><text:soft-page-break/><text:span text:style-name="T108">nos permite tener </text:span><text:span text:style-name="T109">la </text:span><text:span text:style-name="T110">rapidez de un acceso de </text:span><text:span text:style-name="T111">un array convencional a la vez que </text:span><text:span text:style-name="T112">la capacidad de crecer </text:span><text:span text:style-name="T113">tanto cuánto necesitemos. </text:span><text:span text:style-name="T114">A la hora de </text:span><text:span text:style-name="T115">insertar valores </text:span><text:span text:style-name="T116">hay que tener en cuenta la longitud de todos los valores respecto de la capacidad total y añadir el valor en la posición siguiente. </text:span><text:span text:style-name="T120">Esta estructura de datos es muy útil cuando tratamos </text:span><text:span text:style-name="T121">de emular un Stack o Pila.</text:span></text:p>
      <text:p text:style-name="P20">Sin embargo, si <text:span text:style-name="T122">lo que estamos tratando de emular se parece más a una cola o Queue </text:span>, <text:span text:style-name="T117">la complejidad aumenta considerablemente respecto de una linked list. </text:span><text:span text:style-name="T123">Si queremos </text:span>insertar un valor al inicio del todo<text:span text:style-name="T117"> ya que hay que desplazar el resto de valores a una posición más a la derecha, </text:span><text:span text:style-name="T118">porque de lo contrario </text:span><text:span text:style-name="T119">se estaría sobrescribiendo la primera posición. </text:span><text:span text:style-name="T124">De </text:span><text:span text:style-name="T125">lo contrario, si queremos </text:span><text:span text:style-name="T126">devolver un valor, </text:span><text:span text:style-name="T127">se hará por la izquierda y por tanto habrá </text:span><text:span text:style-name="T128">que mover el resto de valores a la izquierda de su posición actual. </text:span></text:p>
      <text:p text:style-name="P21">Todo esto hace que esta estructura de datos sea bastante eficiente en determinadas circunstancias, pero no en todas ellas.</text:p>
      <text:p text:style-name="Subtitle">- <text:span text:style-name="T129">Recursi</text:span><text:span text:style-name="T131">ón</text:span></text:p>
      <text:p text:style-name="P22">En la recursi<text:span text:style-name="T135">ón es clave tener siempre un caso base que rompa </text:span><text:span text:style-name="T136">el bucle de llamadas de la función para evitar tener un desbordamiento de pila.</text:span><text:span text:style-name="T137"> Los resultados que retornemos serán determinantes para los valores que a su vez retornen las otras llamadas anteriores de la función que está utilizando recursión. </text:span><text:span text:style-name="T138">La recursividad aplica una lógica de stack (o pila) ya que el primero en salir es la última instancia de la función.</text:span></text:p>
      <text:p text:style-name="P23"><text:span text:style-name="T138">S</text:span><text:span text:style-name="T135">iempre que se decida utilizar recursión para resolver un problema, se debe recordar que lo primero que se debe de tratar son los casos base y una vez estos hayan sido tratados, se puede crear el caso recursivo.</text:span></text:p>
      <text:p text:style-name="Subtitle">- <text:span text:style-name="T216">Quick sort</text:span></text:p>
      <text:p text:style-name="P24">Quick sort es un algoritmo basado en el principio de divide y vencer<text:span text:style-name="T135">ás (como </text:span><text:span text:style-name="T139">búsqueda binaria). </text:span><text:span text:style-name="T140">Se selecciona un elemento concreto de un array como pivot (puede ser escogido al azar, ser el del final, el del principio, el del medio, etc) </text:span><text:span text:style-name="T141">y todos los elementos que sean menores al pivot se colocan a la izquierda del mismo y los que sean mayores se colocan a la derecha. </text:span><text:span text:style-name="T142">Una vez se ha hecho una primera ordenación, elegimos un nuevo pivot dentro de las </text:span><text:soft-page-break/><text:span text:style-name="T142">dos mitades que se han creado </text:span><text:span text:style-name="T143">y repetimos el proceso, así constantemente de manera recursiva hasta que </text:span><text:span text:style-name="T144">dentro de las subdivisiones que hayamos hecho solo quede un elemento, que en ese momento nos indicará que el </text:span><text:span text:style-name="T145">array ha sido ordenado.</text:span></text:p>
      <text:p text:style-name="Subtitle"><text:span text:style-name="T130">- Á</text:span><text:span text:style-name="T132">rboles</text:span></text:p>
      <text:p text:style-name="P25">Los <text:span text:style-name="T135">árboles son una estructura de datos en la que </text:span><text:span text:style-name="T146">existe una serie de nodos con cierta información y que t</text:span><text:span text:style-name="T147">ienen conectados a ellos una serie de nodos hijos, cuya cantidad puede variar entre ninguno </text:span><text:span text:style-name="T148">e infinito. Estos nodos hijos a su vez pueden tener otros conectados y así sucesivamente, creando una estructura que parecen las ramas de un árbol o las raíces.</text:span></text:p>
      <text:p text:style-name="P26"><text:span text:style-name="T148">E</text:span><text:span text:style-name="T135">l “root” o raíz del árbol es el nodo que se encuentra </text:span><text:span text:style-name="T149">en lo más alto de la estructura. </text:span><text:span text:style-name="T150">La altura de </text:span><text:span text:style-name="T151">un árbol es la distancia entre la raíz y el </text:span><text:span text:style-name="T152">nodo descendiente de root que se encuentre más lejos de él. </text:span><text:span text:style-name="T153">No importa si todos los otros nodos tienen una distancia de 6 y el más lejano una de 10, </text:span><text:span text:style-name="T154">la altura de ese árbol será diez. </text:span><text:span text:style-name="T155">Los árboles binarios son un tipo de árbol </text:span><text:span text:style-name="T156">que </text:span><text:span text:style-name="T157">tienen como máximo dos nodos hijos </text:span><text:span text:style-name="T158">(esta estructura suele ser frecuente cuando se usa recursividad). </text:span><text:span text:style-name="T159">Las hojas se refieren a un nodo sin </text:span><text:span text:style-name="T160">nodos hijos asociados.</text:span></text:p>
      <text:p text:style-name="Text_20_body"><text:span text:style-name="T160">A </text:span><text:span text:style-name="T135">la hora de recorrer un árbol esto se realiza a través de la recursión. </text:span><text:span text:style-name="T161">En el caso de los árboles binarios, </text:span><text:span text:style-name="T162">primero se va explorando los nodos situados a un lado concreto (bien a la derecha bien a la izquierda, aunque normalmente se suele comenzar por la izquierda). </text:span><text:span text:style-name="T163">Cuando no quedan más nodos hijos se exploran los que están al mismo nivel pero del lado contrario y así se sigue haciendo en modo de stack, por lo que las llamadas más recientes son las que se completan antes. </text:span></text:p>
      <text:p text:style-name="P27"><text:span text:style-name="T163">C</text:span><text:span text:style-name="T135">on todo, </text:span><text:span text:style-name="T164">en </text:span><text:span text:style-name="T165">el recorrido de árboles, </text:span><text:span text:style-name="T166">los resultados pueden variar considerablemente dependiendo de si </text:span><text:span text:style-name="T167">escogemos </text:span><text:span text:style-name="T168">primero visitar el nodo/</text:span><text:span text:style-name="T203">raíz</text:span><text:span text:style-name="T168"> </text:span><text:span text:style-name="T169">(</text:span><text:span text:style-name="T206">es decir,</text:span><text:span text:style-name="T169"> realiza</text:span><text:span text:style-name="T206">r</text:span><text:span text:style-name="T169"> </text:span><text:span text:style-name="T207">una</text:span><text:span text:style-name="T169"> </text:span><text:span text:style-name="T170">acción que deseamos sobre el nodo/</text:span><text:span text:style-name="T205">raíz</text:span><text:span text:style-name="T170">)</text:span><text:span text:style-name="T168"> y luego realizar la recursión </text:span><text:span text:style-name="T204">sobre los nodos/hijos</text:span><text:span text:style-name="T168"> </text:span><text:span text:style-name="T169">o si realizamos primero la recursión y luego visitamos el nodo/</text:span><text:span text:style-name="T202">raíz</text:span><text:span text:style-name="T169">.</text:span><text:span text:style-name="T172"> </text:span><text:span text:style-name="T172"><text:note text:id="ftn1" text:note-class="footnote"><text:note-citation>1</text:note-citation><text:note-body><text:p text:style-name="Footnote"><text:a xlink:type="simple" xlink:href="https://frontendmasters.com/courses/algorithms/tree-traversals/" text:style-name="Internet_20_link" text:visited-style-name="Visited_20_Internet_20_Link">https://frontendmasters.com/courses/algorithms/tree-traversals/</text:a> <text:span text:style-name="T217">Para ver c</text:span><text:span text:style-name="T222">o</text:span><text:span text:style-name="T218">mo cambia </text:span><text:span text:style-name="T219">el resultado</text:span><text:span text:style-name="T218"> </text:span><text:span text:style-name="T220">según </text:span><text:span text:style-name="T218">el orden de </text:span><text:span text:style-name="T221">las </text:span><text:span text:style-name="T218">operaciones.</text:span></text:p></text:note-body></text:note></text:span><text:span text:style-name="T172"><text:s/></text:span><text:span text:style-name="T173">En el caso de que primero visitemos el nodo/</text:span><text:span text:style-name="T184">raíz</text:span><text:span text:style-name="T173"> y </text:span><text:soft-page-break/><text:span text:style-name="T173">después realicemos la recursión </text:span><text:span text:style-name="T182">primero en el lado izquierdo y luego en el derech</text:span><text:span text:style-name="T183">o</text:span><text:span text:style-name="T173">, </text:span><text:span text:style-name="T174">llamaremos a este procedimiento </text:span><text:span text:style-name="T175">recorrido pre-ordenado. </text:span></text:p>
      <text:p text:style-name="P27"><text:span text:style-name="T176">En caso </text:span><text:span text:style-name="T179">contrario, es decir, </text:span><text:span text:style-name="T176">que primero hagamos la recursión </text:span><text:span text:style-name="T185">en el </text:span><text:span text:style-name="T186">nodo</text:span><text:span text:style-name="T185"> izquierdo </text:span><text:span text:style-name="T176">y después </text:span><text:span text:style-name="T177">visitemos el nodo </text:span><text:span text:style-name="T187">raíz</text:span><text:span text:style-name="T177"> </text:span><text:span text:style-name="T188">y </text:span><text:span text:style-name="T189">por último hagamos la recursión </text:span><text:span text:style-name="T190">en el nodo derecho</text:span><text:span text:style-name="T178">, </text:span><text:span text:style-name="T180">llamaremos a</text:span><text:span text:style-name="T181">l procedimiento recorrido </text:span><text:span text:style-name="T191">in-ordeando </text:span><text:span text:style-name="T192">o simétrico</text:span><text:span text:style-name="T181">.</text:span></text:p>
      <text:p text:style-name="P28"><text:span text:style-name="T181">P</text:span><text:span text:style-name="T171">or último, en caso de que hagamos primero las dos recursiones </text:span><text:span text:style-name="T193">sobre los nodos izquierdo y derecho</text:span><text:span text:style-name="T171"> y al final visitemos el nodo raíz, llamaremos a este recorrido post-ordenado.</text:span></text:p>
      <text:p text:style-name="P29"><text:span text:style-name="T171">Si el recorrido es pre-ordenado, la raíz principal será la primera sobre la que se actuará, si es in-ordeanado, se actuará en la </text:span><text:span text:style-name="T194">raíz principal en medio de la secuencia y si el recorrido es post-ordenado, </text:span><text:span text:style-name="T195">la raíz principal será la última sobre la que se actu</text:span><text:span text:style-name="T196">e</text:span><text:span text:style-name="T195">.</text:span></text:p>
      <text:p text:style-name="P31"><text:span text:style-name="T195">L</text:span><text:span text:style-name="T171">a complejidad de recorrer estos árboles es de tipo lineal o O(n), </text:span><text:span text:style-name="T197">ya que hay que recorrer todos y cada uno de los nodos y por cada nodo que se añada el tiempo que se tarde en recorrer será proporcional. </text:span><text:span text:style-name="T198">Por ejemplo si de repente doblamos el número de nodos totales, sabremos que nuestro algoritmo tardará el doble de lo que lo hacía antes. </text:span><text:span text:style-name="T199">También, al recurrir a la recursividad, la forma en la que procesamos el árbol implica que estamos usando una estructura de tipo stack.</text:span></text:p>
      <text:p text:style-name="P30"><text:span text:style-name="T133">- Breadth First Search </text:span><text:span text:style-name="T134">(búsqueda en anchura)</text:span></text:p>
      <text:p text:style-name="P32">Este algoritmo <text:span text:style-name="T223">se centra en </text:span><text:span text:style-name="T224">buscar en un </text:span><text:span text:style-name="T208">árbol o cualquier otra estructura de tipo grafo </text:span><text:span text:style-name="T209">de manera que comienza por la raíz </text:span><text:span text:style-name="T210">y se mueve </text:span><text:span text:style-name="T211">a todos los nodos </text:span><text:span text:style-name="T212">hermanos de la misma profundidad, pasando </text:span><text:span text:style-name="T213">al siguiente nivel</text:span><text:span text:style-name="T212"> vez </text:span><text:span text:style-name="T213">han sido visitados.</text:span></text:p>
      <text:p text:style-name="P33"><text:span text:style-name="T213">P</text:span><text:span text:style-name="T135">ara realizar la búsqueda </text:span><text:span text:style-name="T214">se crea una cola para almacenar los nodos que ya hayamos visitados y así evitar visitarlos de nuevo y perder tiempo. </text:span><text:span text:style-name="T215">Este procedimiento tiene una complejidad de O(N)</text:span><text:span text:style-name="T200">, </text:span><text:span text:style-name="T201">pero si se usa un ArrayList para almacenar los nodos ya visitados o pendientes de visitar su complejidad escala a O(n2), ya que hay que re-dimensionar el ArrayList según se vayan añadiendo nuevos element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line-height="100%" fo:text-align="center" style:justify-single-word="false" style:page-number="auto" fo:keep-with-next="always"/>
      <style:text-properties fo:color="#2a6099" loext:opacity="100%" style:font-name="Liberation Sans" fo:font-family="'Liberation Sans'" style:font-family-generic="swiss" style:font-pitch="variable" fo:font-size="18pt" style:text-underline-style="solid" style:text-underline-width="auto" style:text-underline-color="#2a6099"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Calibri" fo:font-family="Calibri" style:font-style-name="Normal"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master-page-name="">
      <style:paragraph-properties fo:margin-top="0.106cm" fo:margin-bottom="0.212cm" style:contextual-spacing="false" fo:text-align="justify" style:justify-single-word="false" style:page-number="auto">
        <style:tab-stops/>
      </style:paragraph-properties>
      <style:text-properties fo:font-size="15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4:02:46.007000000</meta:creation-date>
    <dc:date>2024-01-01T21:58:58.043605221</dc:date>
    <meta:editing-duration>P1DT8H45M45S</meta:editing-duration>
    <meta:editing-cycles>317</meta:editing-cycles>
    <meta:generator>LibreOffice/7.3.7.2$Linux_X86_64 LibreOffice_project/30$Build-2</meta:generator>
    <meta:document-statistic meta:table-count="0" meta:image-count="0" meta:object-count="0" meta:page-count="7" meta:paragraph-count="51" meta:word-count="2519" meta:character-count="14174" meta:non-whitespace-character-count="11696"/>
  </office:meta>
</office:document-meta>
</file>